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Symbol1" svg:font-family="Symbol"/>
    <style:font-face style:name="F" svg:font-family="" style:font-family-generic="roman"/>
    <style:font-face style:name="Calibri2" svg:font-family="Calibri" style:font-family-generic="swiss"/>
    <style:font-face style:name="Courier New3" svg:font-family="'Courier New'" style:font-family-generic="swiss"/>
    <style:font-face style:name="Lucida Sans3" svg:font-family="'Lucida Sans'" style:font-family-generic="swiss"/>
    <style:font-face style:name="Courier New1" svg:font-family="'Courier New'" style:font-family-generic="modern" style:font-pitch="fixed"/>
    <style:font-face style:name="Calibri3" svg:font-family="Calibri" style:font-pitch="variable"/>
    <style:font-face style:name="Liberation Sans5" svg:font-family="'Liberation Sans'" style:font-pitch="variable"/>
    <style:font-face style:name="Lucida Sans" svg:font-family="'Lucida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ymbol" svg:font-family="Symbol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2" svg:font-family="'Courier New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44cm"/>
      <style:paragraph-properties style:writing-mode="lr-tb"/>
    </style:style>
    <style:style style:name="gr3" style:family="graphic" style:parent-style-name="standard">
      <style:graphic-properties draw:stroke="none" draw:fill="none" fo:min-height="1.026cm"/>
      <style:paragraph-properties style:writing-mode="lr-tb"/>
    </style:style>
    <style:style style:name="gr4" style:family="graphic" style:parent-style-name="standard">
      <style:graphic-properties svg:stroke-color="#1c1c1c" draw:fill="none" draw:textarea-horizontal-align="justify" draw:textarea-vertical-align="middle" draw:auto-grow-height="false" fo:min-height="2.266cm" fo:min-width="8.66cm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2.135cm"/>
      <style:paragraph-properties style:writing-mode="lr-tb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3.456cm"/>
      <style:paragraph-properties style:writing-mode="lr-tb"/>
    </style:style>
    <style:style style:name="gr10" style:family="graphic" style:parent-style-name="standard">
      <style:graphic-properties draw:stroke="none" draw:fill="none" fo:min-height="3.101cm"/>
      <style:paragraph-properties style:writing-mode="lr-tb"/>
    </style:style>
    <style:style style:name="gr11" style:family="graphic" style:parent-style-name="standard">
      <style:graphic-properties draw:stroke="none" draw:fill="none" fo:min-height="0.764cm"/>
      <style:paragraph-properties style:writing-mode="lr-tb"/>
    </style:style>
    <style:style style:name="gr12" style:family="graphic" style:parent-style-name="standard">
      <style:graphic-properties draw:stroke="none" draw:fill="none" fo:min-height="8.942cm"/>
      <style:paragraph-properties style:writing-mode="lr-tb"/>
    </style:style>
    <style:style style:name="gr13" style:family="graphic" style:parent-style-name="standard">
      <style:graphic-properties draw:stroke="none" draw:fill="none" fo:min-height="1.576cm"/>
      <style:paragraph-properties style:writing-mode="lr-tb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draw:auto-grow-height="true" fo:min-height="1.359cm"/>
      <style:paragraph-properties style:writing-mode="lr-tb"/>
    </style:style>
    <style:style style:name="pr9" style:family="presentation" style:parent-style-name="Default-title">
      <style:graphic-properties draw:auto-grow-height="true" fo:min-height="1.42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text-autospace="none"/>
      <style:text-properties style:font-name="Liberation Sans4" fo:font-size="18pt" style:font-name-asian="Calibri" style:font-size-asian="18pt" style:font-name-complex="Calibri" style:font-size-complex="18pt"/>
    </style:style>
    <style:style style:name="P9" style:family="paragraph">
      <style:paragraph-properties style:writing-mode="lr-tb"/>
      <style:text-properties style:font-name="Liberation Sans4" fo:font-size="18pt" style:font-size-asian="18pt" style:font-size-complex="18pt"/>
    </style:style>
    <style:style style:name="P10" style:family="paragraph">
      <style:paragraph-properties fo:margin-top="0cm" fo:margin-bottom="0cm"/>
      <style:text-properties fo:color="#5983b0" loext:opacity="100%" fo:font-size="18pt" style:font-size-asian="18pt" style:font-size-complex="18pt"/>
    </style:style>
    <style:style style:name="P11" style:family="paragraph">
      <style:paragraph-properties fo:margin-top="0cm" fo:margin-bottom="0cm" style:writing-mode="lr-tb"/>
      <style:text-properties fo:color="#5983b0" loext:opacity="100%" style:font-name="Courier New1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top="0cm" fo:margin-bottom="0cm"/>
      <style:text-properties fo:color="#5983b0" loext:opacity="100%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top="0cm" fo:margin-bottom="0cm" style:writing-mode="lr-tb"/>
      <style:text-properties fo:color="#5983b0" loext:opacity="100%" style:font-name="Courier New1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text-autospace="none"/>
      <style:text-properties style:font-name="Liberation Sans4" fo:font-size="13pt" style:font-name-asian="Calibri" style:font-size-asian="13pt" style:font-name-complex="Calibri" style:font-size-complex="13pt"/>
    </style:style>
    <style:style style:name="P16" style:family="paragraph">
      <style:paragraph-properties style:writing-mode="lr-tb"/>
      <style:text-properties style:font-name="Liberation Sans4" fo:font-size="13pt" style:font-size-asian="13pt" style:font-size-complex="13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loext:graphic-properties draw:fill="none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/>
      <style:text-properties fo:font-size="18pt" style:font-size-asian="18pt" style:font-size-complex="18pt"/>
    </style:style>
    <style:style style:name="P22" style:family="paragraph">
      <style:paragraph-properties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3" style:family="paragraph">
      <style:paragraph-properties style:text-autospace="none"/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P24" style:family="paragraph">
      <loext:graphic-properties draw:fill="none"/>
      <style:paragraph-properties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5" style:family="paragraph">
      <loext:graphic-properties draw:fill="none"/>
      <style:text-properties fo:font-size="26pt" fo:font-weight="normal" style:font-size-asian="26pt" style:font-weight-asian="normal" style:font-size-complex="26pt" style:font-weight-complex="normal"/>
    </style:style>
    <style:style style:name="P26" style:family="paragraph">
      <loext:graphic-properties draw:fill="none"/>
      <style:paragraph-properties style:text-autospace="none"/>
      <style:text-properties fo:color="#000000" loext:opacity="100%" style:font-name="Liberation Sans4" fo:font-size="18pt" style:font-name-asian="Calibri" style:font-size-asian="18pt" style:font-name-complex="Calibri" style:font-size-complex="18pt"/>
    </style:style>
    <style:style style:name="P27" style:family="paragraph">
      <style:paragraph-properties fo:margin-top="0cm" fo:margin-bottom="0cm"/>
      <style:text-properties fo:color="#5983b0" loext:opacity="100%" fo:font-size="18pt" style:font-size-asian="13pt" style:font-size-complex="13pt"/>
    </style:style>
    <style:style style:name="P28" style:family="paragraph">
      <style:paragraph-properties fo:margin-top="0cm" fo:margin-bottom="0cm" style:writing-mode="lr-tb"/>
      <style:text-properties fo:color="#5983b0" loext:opacity="100%" style:font-name="Courier New1" fo:font-size="18pt" fo:font-weight="bold" style:font-size-asian="13pt" style:font-weight-asian="bold" style:font-size-complex="13pt" style:font-weight-complex="bold"/>
    </style:style>
    <style:style style:name="P29" style:family="paragraph">
      <style:text-properties fo:font-size="26pt" style:font-size-asian="26pt" style:font-size-complex="26pt"/>
    </style:style>
    <style:style style:name="P30" style:family="paragraph">
      <style:paragraph-properties style:writing-mode="lr-tb"/>
      <style:text-properties fo:font-size="26pt" style:font-size-asian="26pt" style:font-size-complex="26pt"/>
    </style:style>
    <style:style style:name="P31" style:family="paragraph">
      <style:paragraph-properties fo:margin-left="2.54cm" fo:margin-right="0cm" fo:text-align="center" fo:text-indent="-0.635cm"/>
      <style:text-properties fo:font-size="26pt"/>
    </style:style>
    <style:style style:name="P32" style:family="paragraph">
      <loext:graphic-properties draw:fill="none"/>
      <style:paragraph-properties fo:margin-left="2.54cm" fo:margin-right="0cm" fo:text-align="center" fo:text-indent="-0.635cm"/>
      <style:text-properties fo:font-size="26pt"/>
    </style:style>
    <style:style style:name="P33" style:family="paragraph">
      <style:paragraph-properties fo:margin-left="1.905cm" fo:margin-right="0cm" fo:text-indent="-0.635cm"/>
    </style:style>
    <style:style style:name="P34" style:family="paragraph">
      <style:paragraph-properties fo:margin-left="2.54cm" fo:margin-right="0cm" fo:text-align="start" fo:text-indent="-0.635cm"/>
      <style:text-properties fo:font-size="18pt" style:font-size-asian="18pt" style:font-size-complex="18pt"/>
    </style:style>
    <style:style style:name="P35" style:family="paragraph">
      <style:paragraph-properties fo:margin-left="2.54cm" fo:margin-right="0cm" fo:text-align="start" fo:text-indent="-0.635cm" style:writing-mode="lr-tb"/>
      <style:text-properties fo:font-size="18pt" style:font-size-asian="18pt" style:font-size-complex="18pt"/>
    </style:style>
    <style:style style:name="T1" style:family="text">
      <style:text-properties style:font-name="Liberation Sans4" fo:font-size="18pt" style:font-size-asian="18pt" style:font-size-complex="18pt"/>
    </style:style>
    <style:style style:name="T2" style:family="text">
      <style:text-properties style:font-name="Calibri" fo:font-size="18pt" style:font-name-asian="Calibri" style:font-size-asian="18pt" style:font-name-complex="Calibri" style:font-size-complex="18pt"/>
    </style:style>
    <style:style style:name="T3" style:family="text">
      <style:text-properties style:font-name="Liberation Sans4" fo:font-size="18pt" style:font-name-asian="Calibri" style:font-size-asian="18pt" style:font-name-complex="Calibri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5983b0" loext:opacity="100%" style:font-name="Courier New1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5983b0" loext:opacity="100%" style:font-name="Courier New1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3pt" fo:font-style="normal" fo:text-shadow="none" style:text-underline-style="none" fo:font-weight="normal" style:letter-kerning="true" fo:background-color="transparent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fo:background-color="transparent" style:font-name-asian="Calibri" style:font-size-asian="26pt" style:font-style-asian="normal" style:font-weight-asian="normal" style:font-name-complex="Calib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ourier New3" style:font-size-asian="18pt" style:font-style-asian="normal" style:font-weight-asian="bold" style:font-name-complex="Courier New3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0c1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ourier New3" style:font-size-asian="18pt" style:font-style-asian="normal" style:font-weight-asian="normal" style:font-name-complex="Courier New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alibri2" style:font-size-asian="18pt" style:font-style-asian="normal" style:font-weight-asian="bold" style:font-name-complex="Calib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alibri" style:font-size-asian="18pt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style:letter-kerning="true" style:font-name-asian="Calibri" style:font-size-asian="18pt" style:font-style-asian="normal" style:font-name-complex="Calibri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color="#5983b0" loext:opacity="100%" style:font-name="Courier New1" fo:font-weight="bold" style:font-size-asian="13pt" style:font-weight-asian="bold" style:font-size-complex="13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6. Функ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draw:style-name="gr2" draw:text-style-name="P4" draw:layer="layout" svg:width="26.924cm" svg:height="9.294cm" svg:x="0.762cm" svg:y="2.54cm">
          <draw:text-box>
            <text:p>Функция представляет именованный блок кода, который можно многократно использовать в различных частях программы.</text:p>
            <text:p/>
            <text:p text:style-name="P3"><text:span text:style-name="T1">Функции разбивают большие вычислительные задачи на более мелкие и позволяют воспользоваться тем, что уже сделано другими разработчиками, а не начинать создание программы каждый раз "с нуля".</text:span></text:p>
            <text:p text:style-name="P3"><text:span text:style-name="T1"/></text:p>
            <text:p text:style-name="P3"><text:span text:style-name="T2">В выбранных должным образом функциях "упрятаны" несущественные для других частей программы детали их функционирования, что делает программу в целом более ясной и облегчает внесение в нее изменений.</text:span></text:p>
            <text:p text:style-name="P3"><text:span text:style-name="T2"/></text:p>
            <text:p text:style-name="P3"><text:span text:style-name="T3">Обычно программы на Си состоят из большого числа небольших функций, а не из немногих больших.</text:span></text:p>
          </draw:text-box>
        </draw:frame>
        <draw:frame draw:style-name="gr3" draw:text-style-name="P6" draw:layer="layout" svg:width="7.874cm" svg:height="1.276cm" svg:x="8.89cm" svg:y="0.358cm">
          <draw:text-box>
            <text:p text:style-name="P5"><text:span text:style-name="T4">Назнач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9" draw:layer="layout" svg:width="7.165cm" svg:height="1.016cm" svg:x="1.217cm" svg:y="1.778cm" presentation:class="outline" presentation:user-transformed="true">
          <draw:text-box>
            <text:p text:style-name="P8"><text:span text:style-name="T5">Определение функции:</text:span></text:p>
          </draw:text-box>
        </draw:frame>
        <draw:frame presentation:style-name="pr6" draw:text-style-name="P11" draw:layer="layout" svg:width="25.4cm" svg:height="4.356cm" svg:x="1.27cm" svg:y="3.302cm" presentation:class="outline" presentation:user-transformed="true">
          <draw:text-box>
            <text:p text:style-name="P10"><text:span text:style-name="T6">тип_возвращаемого_результата имя_функции(объявление_аргументов)</text:span></text:p>
            <text:p text:style-name="P10"><text:span text:style-name="T6">{</text:span></text:p>
            <text:p text:style-name="P10"><text:span text:style-name="T6"><text:s text:c="2"/></text:span><text:span text:style-name="T6">Объявления и инструкции</text:span></text:p>
            <text:p text:style-name="P10"><text:span text:style-name="T6"><text:s text:c="2"/></text:span><text:span text:style-name="T6">. . .</text:span></text:p>
            <text:p text:style-name="P10"><text:span text:style-name="T6"><text:s text:c="2"/></text:span><text:span text:style-name="T6">return (возвращаемый_результат);</text:span></text:p>
            <text:p text:style-name="P10"><text:span text:style-name="T6">}</text:span></text:p>
          </draw:text-box>
        </draw:frame>
        <draw:frame presentation:style-name="pr5" draw:text-style-name="P9" draw:layer="layout" svg:width="15.801cm" svg:height="1.016cm" svg:x="1.217cm" svg:y="10.16cm" presentation:class="outline" presentation:user-transformed="true">
          <draw:text-box>
            <text:p text:style-name="P8"><text:span text:style-name="T5">Объявление функции, прототип, сигнатура:</text:span></text:p>
          </draw:text-box>
        </draw:frame>
        <draw:frame presentation:style-name="pr6" draw:text-style-name="P13" draw:layer="layout" svg:width="25.707cm" svg:height="1.016cm" svg:x="1.217cm" svg:y="11.43cm" presentation:class="outline" presentation:user-transformed="true">
          <draw:text-box>
            <text:p text:style-name="P12"><text:span text:style-name="T7">тип_возвращаемого_результата имя_функции(перечисление_типов_аргументов);</text:span></text:p>
          </draw:text-box>
        </draw:frame>
        <draw:custom-shape draw:style-name="gr4" draw:text-style-name="P14" draw:layer="layout" svg:width="12.954cm" svg:height="3.556cm" svg:x="1.77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17.78cm" svg:y1="8.636cm" svg:x2="14.478cm" svg:y2="6.604cm">
          <text:p/>
        </draw:line>
        <draw:frame presentation:style-name="pr5" draw:text-style-name="P16" draw:layer="layout" svg:width="7.165cm" svg:height="1.016cm" svg:x="17.981cm" svg:y="8.382cm" presentation:class="outline" presentation:user-transformed="true">
          <draw:text-box>
            <text:p text:style-name="P15"><text:span text:style-name="T8">Тело функции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11" draw:layer="layout" svg:width="25.4cm" svg:height="4.356cm" svg:x="1.26cm" svg:y="3.302cm" presentation:class="outline" presentation:user-transformed="true">
          <draw:text-box>
            <text:p text:style-name="P10"><text:span text:style-name="T6">long summ(int a, long b) //определение функции</text:span></text:p>
            <text:p text:style-name="P10"><text:span text:style-name="T6">{</text:span></text:p>
            <text:p text:style-name="P10"><text:span text:style-name="T6"><text:s text:c="2"/></text:span><text:span text:style-name="T6">long c;</text:span></text:p>
            <text:p text:style-name="P10"><text:span text:style-name="T6"><text:s text:c="2"/></text:span><text:span text:style-name="T6">c = a + b;</text:span></text:p>
            <text:p text:style-name="P10"><text:span text:style-name="T6"><text:s text:c="2"/></text:span><text:span text:style-name="T6">return c;</text:span></text:p>
            <text:p text:style-name="P10"><text:span text:style-name="T6">}</text:span></text:p>
          </draw:text-box>
        </draw:frame>
        <draw:frame presentation:style-name="pr6" draw:text-style-name="P11" draw:layer="layout" svg:width="25.4cm" svg:height="2.324cm" svg:x="1.27cm" svg:y="9.106cm" presentation:class="outline" presentation:user-transformed="true">
          <draw:text-box>
            <text:p text:style-name="P10"><text:span text:style-name="T6">long summ(int, long); //объявление функции</text:span></text:p>
            <text:p text:style-name="P10"><text:span text:style-name="T6">или</text:span></text:p>
            <text:p text:style-name="P10"><text:span text:style-name="T6">long summ(int a, long b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6" draw:text-style-name="P4" draw:layer="layout" svg:width="26.029cm" svg:height="0.963cm" svg:x="0.387cm" svg:y="1.577cm">
          <draw:text-box>
            <text:p>Различают <text:span text:style-name="T9">системные</text:span> и <text:span text:style-name="T9">собственные</text:span> функции.</text:p>
          </draw:text-box>
        </draw:frame>
        <draw:frame draw:style-name="gr7" draw:text-style-name="P4" draw:layer="layout" svg:width="27.062cm" svg:height="2.385cm" svg:x="0.37cm" svg:y="3.556cm">
          <draw:text-box>
            <text:p><text:span text:style-name="T9">Системные</text:span> функции хранятся в стандартных библиотеках, и пользователю не нужно вдаваться в подробности их реализации. Достаточно знать лишь их сигнатуру. Примером системных функций, используемых ранее, являются функции printf() и scanf().</text:p>
          </draw:text-box>
        </draw:frame>
        <draw:frame draw:style-name="gr8" draw:text-style-name="P4" draw:layer="layout" svg:width="27.499cm" svg:height="1.674cm" svg:x="0.501cm" svg:y="6.604cm">
          <draw:text-box>
            <text:p><text:span text:style-name="T9">Собственные</text:span> функции — это функции, написанные пользователем для решения конкретной подзадачи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6" draw:text-style-name="P19" draw:layer="layout" svg:width="26.924cm" svg:height="1.276cm" svg:x="0.508cm" svg:y="1.524cm">
          <draw:text-box>
            <text:p text:style-name="P18"><text:span text:style-name="T10">Имя функции:</text:span></text:p>
          </draw:text-box>
        </draw:frame>
        <draw:frame draw:style-name="gr9" draw:text-style-name="P21" draw:layer="layout" svg:width="25.872cm" svg:height="5.939cm" svg:x="0.508cm" svg:y="3.967cm">
          <draw:text-box>
            <text:p text:style-name="P20"><text:span text:style-name="T11">Каждая функция должна иметь имя, которое используется для ее объявления, определения и вызова.</text:span></text:p>
            <text:p text:style-name="P20"><text:span text:style-name="T11"/></text:p>
            <text:p text:style-name="P20"><text:span text:style-name="T11">На имя функции накладываются те же ограничения, как и на имя переменной (не начинать с цифры, не использовать зарезервированные языком имена и т.д.)</text:span></text:p>
            <text:p text:style-name="P20"><text:span text:style-name="T11"/></text:p>
            <text:p text:style-name="P20"><text:span text:style-name="T11">Имя фунции нужно давать осмысленно. В языке Си принято слова в имени разделять нижним подчёркиванием: </text:span><text:span text:style-name="T12">show_input_volt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6" draw:text-style-name="P19" draw:layer="layout" svg:width="26.924cm" svg:height="1.276cm" svg:x="0.508cm" svg:y="1.525cm">
          <draw:text-box>
            <text:p text:style-name="P18"><text:span text:style-name="T10">Аргументы:</text:span></text:p>
          </draw:text-box>
        </draw:frame>
        <draw:frame draw:style-name="gr10" draw:text-style-name="P21" draw:layer="layout" svg:width="25.872cm" svg:height="3.351cm" svg:x="0.544cm" svg:y="3.253cm">
          <draw:text-box>
            <text:p text:style-name="P20"><text:span text:style-name="T11">При помощи аргументов (формальных параметров) могут быть переданы некоторые значения (фактические параметры), используемые во время выполнения функции.</text:span></text:p>
            <text:p text:style-name="P20"><text:span text:style-name="T11"/></text:p>
            <text:p text:style-name="P20"><text:span text:style-name="T11">Количество аргументов и тип может быть любым.</text:span></text:p>
          </draw:text-box>
        </draw:frame>
        <draw:frame presentation:style-name="pr6" draw:text-style-name="P11" draw:layer="layout" svg:width="25.4cm" svg:height="1.016cm" svg:x="0.762cm" svg:y="7.366cm" presentation:class="outline" presentation:user-transformed="true">
          <draw:text-box>
            <text:p text:style-name="P10"><text:span text:style-name="T6">int get_temperature(void); //объявление функции без аргументов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11" draw:text-style-name="P19" draw:layer="layout" svg:width="25.908cm" svg:height="1.276cm" svg:x="0.508cm" svg:y="1.526cm">
          <draw:text-box>
            <text:p text:style-name="P18"><text:span text:style-name="T10">Возвращаемый результат:</text:span></text:p>
          </draw:text-box>
        </draw:frame>
        <draw:frame draw:style-name="gr12" draw:text-style-name="P24" draw:layer="layout" svg:width="25.872cm" svg:height="9.192cm" svg:x="0.544cm" svg:y="3.81cm">
          <draw:text-box>
            <text:p text:style-name="P22"><text:span text:style-name="T13">Инструкция </text:span><text:span text:style-name="T14">return</text:span><text:span text:style-name="T15"> </text:span><text:span text:style-name="T16">реализует механизм возврата результата от вызываемой функции к вызывающей. Значение результата может быть только одно.</text:span></text:p>
            <text:p text:style-name="P22"><text:span text:style-name="T17"/></text:p>
            <text:p text:style-name="P3"><text:span text:style-name="T16">За словом </text:span><text:span text:style-name="T18">return</text:span><text:span text:style-name="T19"> </text:span><text:span text:style-name="T16">может следовать любое выражение. Если потребуется, выражение будет приведено к возвращаемому типу функции.</text:span></text:p>
            <text:p text:style-name="P3"><text:span text:style-name="T16"/></text:p>
            <text:p text:style-name="P23"><text:span text:style-name="T16">Выражение в </text:span><text:span text:style-name="T14">return</text:span><text:span text:style-name="T15"> </text:span><text:span text:style-name="T16">может отсутствовать, и тогда вообще никакое значение не будет возвращено в вызывающую функцию (вернётся мусор).</text:span></text:p>
            <text:p text:style-name="P23"><text:span text:style-name="T16"/></text:p>
            <text:p text:style-name="P23"><text:span text:style-name="T16">Если функция не предполагает возвращать результат, то в качестве типа возврачаемого результата ставится ключевое слово </text:span><text:span text:style-name="T20">void</text:span><text:span text:style-name="T16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draw:frame presentation:style-name="pr6" draw:text-style-name="P11" draw:layer="layout" svg:width="11.176cm" svg:height="5.334cm" svg:x="0.762cm" svg:y="2.286cm" presentation:class="outline" presentation:user-transformed="true">
          <draw:text-box>
            <text:p text:style-name="P10"><text:span text:style-name="T6">int get_max(int a, int b)</text:span></text:p>
            <text:p text:style-name="P10"><text:span text:style-name="T6">{</text:span></text:p>
            <text:p text:style-name="P10"><text:span text:style-name="T6"><text:s text:c="4"/></text:span><text:span text:style-name="T6">if(a &gt; b)</text:span></text:p>
            <text:p text:style-name="P10"><text:span text:style-name="T6"><text:s text:c="8"/></text:span><text:span text:style-name="T6">return a;</text:span></text:p>
            <text:p text:style-name="P10"><text:span text:style-name="T6"><text:s text:c="4"/></text:span><text:span text:style-name="T6">else</text:span></text:p>
            <text:p text:style-name="P10"><text:span text:style-name="T6"><text:s text:c="8"/></text:span><text:span text:style-name="T6">return b;</text:span></text:p>
            <text:p text:style-name="P10"><text:span text:style-name="T6">}</text:span></text:p>
            <text:p text:style-name="P10"><text:span text:style-name="T6"/></text:p>
          </draw:text-box>
        </draw:frame>
        <draw:frame presentation:style-name="pr6" draw:text-style-name="P11" draw:layer="layout" svg:width="11.176cm" svg:height="5.334cm" svg:x="14.478cm" svg:y="2.286cm" presentation:class="outline" presentation:user-transformed="true">
          <draw:text-box>
            <text:p text:style-name="P10"><text:span text:style-name="T6">void delay(void)</text:span></text:p>
            <text:p text:style-name="P10"><text:span text:style-name="T6">{</text:span></text:p>
            <text:p text:style-name="P10"><text:span text:style-name="T6"><text:s text:c="4"/></text:span><text:span text:style-name="T6">for(int i=0; i&lt;1000; i++)</text:span></text:p>
            <text:p text:style-name="P10"><text:span text:style-name="T6"><text:s text:c="4"/></text:span><text:span text:style-name="T6">{</text:span></text:p>
            <text:p text:style-name="P10"><text:span text:style-name="T6"><text:s text:c="4"/></text:span><text:span text:style-name="T6">}</text:span></text:p>
            <text:p text:style-name="P10"><text:span text:style-name="T6">}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11" draw:text-style-name="P25" draw:layer="layout" svg:width="27.178cm" svg:height="1.276cm" svg:x="0.508cm" svg:y="1.526cm">
          <draw:text-box>
            <text:p text:style-name="P18"><text:span text:style-name="T10">Побочные эффекты:</text:span></text:p>
          </draw:text-box>
        </draw:frame>
        <draw:frame draw:style-name="gr13" draw:text-style-name="P26" draw:layer="layout" svg:width="25.872cm" svg:height="1.826cm" svg:x="0.508cm" svg:y="3.254cm">
          <draw:text-box>
            <text:p text:style-name="P8"><text:span text:style-name="T21">Внешние переменные определяются вне функций и потенциально доступны для многих функций.</text:span></text:p>
          </draw:text-box>
        </draw:frame>
        <draw:frame presentation:style-name="pr6" draw:text-style-name="P28" draw:layer="layout" svg:width="9.144cm" svg:height="8.89cm" svg:x="9.906cm" svg:y="5.08cm" presentation:class="outline" presentation:user-transformed="true">
          <draw:text-box>
            <text:p text:style-name="P27"><text:span text:style-name="T22">int cnt = 0;</text:span></text:p>
            <text:p text:style-name="P27"><text:span text:style-name="T22"/></text:p>
            <text:p text:style-name="P27"><text:span text:style-name="T22">. . . </text:span></text:p>
            <text:p text:style-name="P27"><text:span text:style-name="T22"/></text:p>
            <text:p text:style-name="P27"><text:span text:style-name="T22">void add_counter(int a)</text:span></text:p>
            <text:p text:style-name="P27"><text:span text:style-name="T22">{</text:span></text:p>
            <text:p text:style-name="P27"><text:span text:style-name="T22"><text:s text:c="4"/></text:span><text:span text:style-name="T22">cnt += a;</text:span></text:p>
            <text:p text:style-name="P27"><text:span text:style-name="T22">}</text:span></text:p>
            <text:p text:style-name="P27"><text:span text:style-name="T22"/></text:p>
            <text:p text:style-name="P27"><text:span text:style-name="T22">void clear_counter(void)</text:span></text:p>
            <text:p text:style-name="P27"><text:span text:style-name="T22">{</text:span></text:p>
            <text:p text:style-name="P27"><text:span text:style-name="T22"><text:s text:c="4"/></text:span><text:span text:style-name="T22">cnt = 0;</text:span></text:p>
            <text:p text:style-name="P27"><text:span text:style-name="T2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text-style-name="P30" draw:layer="layout" svg:width="25.199cm" svg:height="2.629cm" svg:x="1.4cm" svg:y="0.628cm" presentation:class="title" presentation:user-transformed="true">
          <draw:text-box>
            <text:p text:style-name="P29"><text:span text:style-name="T4">Область видимости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4" draw:text-style-name="P32" draw:layer="layout" svg:width="26.67cm" svg:height="1.673cm" svg:x="0.508cm" svg:y="1.526cm">
          <draw:text-box>
            <text:p text:style-name="P31"><text:span text:style-name="T23">Внешнее и внутреннее связывание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7" draw:text-style-name="P30" draw:layer="layout" svg:width="25.199cm" svg:height="2.629cm" svg:x="1.401cm" svg:y="0.629cm" presentation:class="title" presentation:user-transformed="true">
          <draw:text-box>
            <text:p text:style-name="P33"><text:span text:style-name="T24">Вызов функции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text-style-name="P30" draw:layer="layout" svg:width="25.199cm" svg:height="2.629cm" svg:x="1.402cm" svg:y="0.63cm" presentation:class="title" presentation:user-transformed="true">
          <draw:text-box>
            <text:p text:style-name="P33"><text:span text:style-name="T24">Рекурсивные вызовы.</text:span></text:p>
          </draw:text-box>
        </draw:frame>
        <draw:frame presentation:style-name="pr8" draw:text-style-name="P35" draw:layer="layout" svg:width="7.874cm" svg:height="1.359cm" svg:x="1.27cm" svg:y="3.467cm" presentation:class="title" presentation:user-transformed="true">
          <draw:text-box>
            <text:p text:style-name="P34"><text:span text:style-name="T25">Прямая рекурсия.</text:span></text:p>
          </draw:text-box>
        </draw:frame>
        <draw:frame presentation:style-name="pr9" draw:text-style-name="P35" draw:layer="layout" svg:width="9.906cm" svg:height="1.423cm" svg:x="1.27cm" svg:y="7.08cm" presentation:class="title" presentation:user-transformed="true">
          <draw:text-box>
            <text:p text:style-name="P34"><text:span text:style-name="T25">Косвенная рекурсия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7. Заголовочный файлы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4" draw:text-style-name="P1" draw:layer="layout" svg:width="25.199cm" svg:height="3.473cm" svg:x="1.402cm" svg:y="0.208cm" presentation:class="title" presentation:user-transformed="true">
          <draw:text-box>
            <text:p>8. <text:span text:style-name="T26">Макросредства языка. Препроцессор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Symbol1" svg:font-family="Symbol"/>
    <style:font-face style:name="F" svg:font-family="" style:font-family-generic="roman"/>
    <style:font-face style:name="Calibri2" svg:font-family="Calibri" style:font-family-generic="swiss"/>
    <style:font-face style:name="Courier New3" svg:font-family="'Courier New'" style:font-family-generic="swiss"/>
    <style:font-face style:name="Lucida Sans3" svg:font-family="'Lucida Sans'" style:font-family-generic="swiss"/>
    <style:font-face style:name="Courier New1" svg:font-family="'Courier New'" style:font-family-generic="modern" style:font-pitch="fixed"/>
    <style:font-face style:name="Calibri3" svg:font-family="Calibri" style:font-pitch="variable"/>
    <style:font-face style:name="Liberation Sans5" svg:font-family="'Liberation Sans'" style:font-pitch="variable"/>
    <style:font-face style:name="Lucida Sans" svg:font-family="'Lucida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ymbol" svg:font-family="Symbol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2" svg:font-family="'Courier New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 LibreOffice_project/7cbcfc562f6eb6708b5ff7d7397325de9e764452</meta:generator>
    <dc:date>2023-02-08T17:55:56.045000000</dc:date>
    <meta:editing-duration>PT22H22M56S</meta:editing-duration>
    <meta:editing-cycles>81</meta:editing-cycles>
    <meta:document-statistic meta:object-count="92"/>
  </office:meta>
</office:document-meta>
</file>